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onsolas" svg:font-family="Consolas" style:font-family-generic="roman"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2" style:family="table">
      <style:table-properties style:width="17.602cm" fo:margin-left="0cm" table:align="left"/>
    </style:style>
    <style:style style:name="Table2.A" style:family="table-column">
      <style:table-column-properties style:column-width="2.642cm"/>
    </style:style>
    <style:style style:name="Table2.B" style:family="table-column">
      <style:table-column-properties style:column-width="13.259cm"/>
    </style:style>
    <style:style style:name="Table2.C" style:family="table-column">
      <style:table-column-properties style:column-width="1.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7" style:family="table-row">
      <style:table-row-properties style:min-row-height="0.686cm"/>
    </style:style>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6" style:family="table">
      <style:table-properties style:width="10.791cm" table:align="left"/>
    </style:style>
    <style:style style:name="Table6.A" style:family="table-column">
      <style:table-column-properties style:column-width="8.795cm"/>
    </style:style>
    <style:style style:name="Table6.B" style:family="table-column">
      <style:table-column-properties style:column-width="1.99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2"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3" style:family="paragraph" style:parent-style-name="Standard">
      <style:paragraph-properties fo:line-height="150%" fo:text-align="justify" style:justify-single-word="false"/>
      <style:text-properties fo:font-size="14pt" fo:font-weight="bold" officeooo:paragraph-rsid="002da135" style:font-size-asian="14pt" style:font-weight-asian="bold" style:font-size-complex="14pt"/>
    </style:style>
    <style:style style:name="P4" style:family="paragraph" style:parent-style-name="Table_20_Contents">
      <style:paragraph-properties fo:text-align="justify" style:justify-single-word="false"/>
      <style:text-properties fo:font-size="14pt" fo:font-weight="bold" officeooo:rsid="0019742b" officeooo:paragraph-rsid="00206bcd" style:font-size-asian="14pt" style:font-weight-asian="bold" style:font-size-complex="14pt" style:font-weight-complex="bold"/>
    </style:style>
    <style:style style:name="P5" style:family="paragraph" style:parent-style-name="Table_20_Contents">
      <style:paragraph-properties fo:text-align="justify" style:justify-single-word="false"/>
      <style:text-properties fo:font-size="14pt" fo:font-weight="bold" officeooo:rsid="0021e014" officeooo:paragraph-rsid="0021e014" style:font-size-asian="14pt" style:font-weight-asian="bold" style:font-size-complex="14pt" style:font-weight-complex="bold"/>
    </style:style>
    <style:style style:name="P6" style:family="paragraph" style:parent-style-name="Table_20_Contents">
      <style:paragraph-properties fo:text-align="justify" style:justify-single-word="false"/>
      <style:text-properties fo:font-size="14pt" fo:font-weight="bold" officeooo:rsid="00456c4f" officeooo:paragraph-rsid="00456c4f" style:font-size-asian="14pt" style:font-weight-asian="bold" style:font-size-complex="14pt" style:font-weight-complex="bold"/>
    </style:style>
    <style:style style:name="P7" style:family="paragraph" style:parent-style-name="Standard">
      <style:paragraph-properties fo:text-align="end" style:justify-single-word="false"/>
      <style:text-properties fo:font-size="14pt" style:font-size-asian="14pt" style:font-size-complex="14pt"/>
    </style:style>
    <style:style style:name="P8" style:family="paragraph" style:parent-style-name="Standard">
      <style:paragraph-properties fo:margin-left="1.27cm" fo:margin-right="0cm" fo:line-height="150%" fo:text-align="justify" style:justify-single-word="false" fo:text-indent="-0.635cm" style:auto-text-indent="false"/>
      <style:text-properties fo:font-size="14pt" officeooo:paragraph-rsid="000d66d1" style:font-size-asian="14pt" style:font-size-complex="14pt"/>
    </style:style>
    <style:style style:name="P9" style:family="paragraph" style:parent-style-name="Standard">
      <style:paragraph-properties fo:margin-left="0cm" fo:margin-right="0cm" fo:line-height="150%" fo:text-align="justify" style:justify-single-word="false" fo:text-indent="0cm" style:auto-text-indent="false"/>
      <style:text-properties fo:font-size="14pt" officeooo:paragraph-rsid="00168da6" style:font-size-asian="14pt" style:font-size-complex="14pt"/>
    </style:style>
    <style:style style:name="P1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size="14pt" officeooo:rsid="0019742b" officeooo:paragraph-rsid="00206bcd" style:font-size-asian="14pt" style:font-size-complex="14pt"/>
    </style:style>
    <style:style style:name="P11" style:family="paragraph" style:parent-style-name="Table_20_Contents">
      <style:paragraph-properties fo:text-align="center" style:justify-single-word="false"/>
      <style:text-properties fo:font-size="14pt" officeooo:rsid="0019742b" officeooo:paragraph-rsid="00206bcd" style:font-size-asian="14pt" style:font-size-complex="14pt"/>
    </style:style>
    <style:style style:name="P12" style:family="paragraph" style:parent-style-name="Table_20_Contents">
      <style:paragraph-properties fo:text-align="justify" style:justify-single-word="false"/>
      <style:text-properties fo:font-size="14pt" officeooo:rsid="00456c4f" officeooo:paragraph-rsid="00456c4f" style:font-size-asian="14pt" style:font-size-complex="14pt"/>
    </style:style>
    <style:style style:name="P13" style:family="paragraph" style:parent-style-name="Table_20_Contents">
      <style:paragraph-properties fo:text-align="justify" style:justify-single-word="false"/>
      <style:text-properties fo:font-size="14pt" officeooo:rsid="00459794" officeooo:paragraph-rsid="00459794" style:font-size-asian="14pt" style:font-size-complex="14pt"/>
    </style:style>
    <style:style style:name="P14" style:family="paragraph" style:parent-style-name="Standard">
      <style:paragraph-properties fo:text-align="center" style:justify-single-word="false"/>
      <style:text-properties fo:font-size="16pt" fo:font-weight="bold" officeooo:rsid="0021e014" officeooo:paragraph-rsid="0021e014" style:font-size-asian="16pt" style:font-weight-asian="bold" style:font-size-complex="16pt"/>
    </style:style>
    <style:style style:name="P15" style:family="paragraph" style:parent-style-name="Standard">
      <style:paragraph-properties fo:text-align="center" style:justify-single-word="false"/>
      <style:text-properties fo:font-size="16pt" fo:font-weight="bold" officeooo:rsid="0021e014" officeooo:paragraph-rsid="002a496c" style:font-size-asian="16pt" style:font-weight-asian="bold" style:font-size-complex="16pt"/>
    </style:style>
    <style:style style:name="P16" style:family="paragraph" style:parent-style-name="Standard">
      <style:paragraph-properties fo:line-height="150%" fo:text-align="justify" style:justify-single-word="false"/>
      <style:text-properties officeooo:paragraph-rsid="0012689b"/>
    </style:style>
    <style:style style:name="P17" style:family="paragraph" style:parent-style-name="Standard">
      <style:paragraph-properties fo:line-height="150%" fo:text-align="justify" style:justify-single-word="false"/>
      <style:text-properties officeooo:paragraph-rsid="0040232c"/>
    </style:style>
    <style:style style:name="P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0d66d1"/>
    </style:style>
    <style:style style:name="P1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0206bcd"/>
    </style:style>
    <style:style style:name="P20" style:family="paragraph" style:parent-style-name="Standard">
      <style:paragraph-properties fo:text-align="end" style:justify-single-word="false"/>
      <style:text-properties fo:font-size="10.5pt" fo:font-weight="bold" officeooo:rsid="002a496c" officeooo:paragraph-rsid="002a496c" style:font-size-asian="10.5pt" style:font-weight-asian="bold" style:font-size-complex="10.5pt"/>
    </style:style>
    <style:style style:name="P21" style:family="paragraph" style:parent-style-name="Standard">
      <style:paragraph-properties fo:line-height="150%" fo:text-align="justify" style:justify-single-word="false"/>
      <style:text-properties fo:font-size="12pt" officeooo:paragraph-rsid="002da135" style:font-size-asian="12pt" style:font-size-complex="12pt"/>
    </style:style>
    <style:style style:name="P2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size="12pt" officeooo:paragraph-rsid="000d66d1" style:font-size-asian="12pt" style:font-size-complex="12pt"/>
    </style:style>
    <style:style style:name="P23" style:family="paragraph" style:parent-style-name="Table_20_Contents">
      <style:paragraph-properties fo:text-align="start" style:justify-single-word="false"/>
      <style:text-properties fo:font-size="12pt" officeooo:rsid="0043026d" officeooo:paragraph-rsid="0043026d" style:font-size-asian="12pt" style:font-size-complex="12pt"/>
    </style:style>
    <style:style style:name="P24" style:family="paragraph" style:parent-style-name="Standard">
      <style:paragraph-properties fo:margin-left="0cm" fo:margin-right="0cm" fo:line-height="150%" fo:text-align="justify" style:justify-single-word="false" fo:text-indent="0cm" style:auto-text-indent="false"/>
      <style:text-properties fo:font-size="12pt" fo:font-weight="normal" officeooo:rsid="00158df4" officeooo:paragraph-rsid="00158df4"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fo:font-size="12pt" fo:font-weight="normal" officeooo:rsid="00158df4" officeooo:paragraph-rsid="00177033"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fo:font-size="12pt" fo:font-weight="bold" officeooo:rsid="00158df4" officeooo:paragraph-rsid="00158df4"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fo:color="#000000" loext:opacity="100%" fo:font-size="12pt" fo:font-style="normal" fo:font-weight="normal" officeooo:rsid="0027c432" officeooo:paragraph-rsid="0012689b" style:font-size-asian="12pt" style:font-style-asian="normal" style:font-weight-asian="normal" style:font-size-complex="12pt"/>
    </style:style>
    <style:style style:name="P28" style:family="paragraph" style:parent-style-name="Standard">
      <style:paragraph-properties fo:line-height="150%" fo:text-align="justify" style:justify-single-word="false"/>
      <style:text-properties fo:color="#000000" loext:opacity="100%" fo:font-size="12pt" fo:font-style="normal" fo:font-weight="normal" officeooo:rsid="001432df" officeooo:paragraph-rsid="0040232c" style:font-size-asian="12pt" style:font-style-asian="normal" style:font-weight-asian="normal" style:font-size-complex="12pt"/>
    </style:style>
    <style:style style:name="P2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color="#000000" loext:opacity="100%" fo:font-size="12pt" fo:font-style="normal" fo:font-weight="normal" officeooo:rsid="001432df" officeooo:paragraph-rsid="00206bcd" style:font-size-asian="12pt" style:font-style-asian="normal" style:font-weight-asian="normal" style:font-size-complex="12pt"/>
    </style:style>
    <style:style style:name="P30" style:family="paragraph" style:parent-style-name="Standard">
      <style:paragraph-properties fo:line-height="150%" fo:text-align="justify" style:justify-single-word="false"/>
      <style:text-properties fo:color="#000000" loext:opacity="100%" fo:font-size="12pt" fo:font-style="normal" fo:font-weight="normal" officeooo:rsid="0038270f" officeooo:paragraph-rsid="0012689b" style:font-size-asian="12pt" style:font-style-asian="normal" style:font-weight-asian="normal" style:font-size-complex="12pt"/>
    </style:style>
    <style:style style:name="P31" style:family="paragraph" style:parent-style-name="Standard">
      <style:paragraph-properties fo:line-height="150%" fo:text-align="justify" style:justify-single-word="false"/>
      <style:text-properties fo:color="#000000" loext:opacity="100%" fo:font-size="12pt" fo:font-style="normal" fo:font-weight="normal" officeooo:rsid="0040232c" officeooo:paragraph-rsid="0040232c" style:font-size-asian="12pt" style:font-style-asian="normal" style:font-weight-asian="normal" style:font-size-complex="12pt"/>
    </style:style>
    <style:style style:name="P32" style:family="paragraph" style:parent-style-name="Table_20_Contents">
      <style:paragraph-properties fo:text-align="justify" style:justify-single-word="false"/>
      <style:text-properties fo:color="#000000" loext:opacity="100%" fo:font-size="12pt" fo:font-style="normal" fo:font-weight="normal" officeooo:rsid="00478db5" officeooo:paragraph-rsid="0043026d" style:font-size-asian="12pt" style:font-style-asian="normal" style:font-weight-asian="normal" style:font-size-complex="12pt"/>
    </style:style>
    <style:style style:name="P33" style:family="paragraph" style:parent-style-name="Standard">
      <style:paragraph-properties fo:margin-left="0cm" fo:margin-right="0cm" fo:line-height="150%" fo:text-align="justify" style:justify-single-word="false" fo:text-indent="0cm" style:auto-text-indent="false"/>
      <style:text-properties fo:color="#000000" loext:opacity="100%" fo:font-size="12pt" officeooo:rsid="00168da6" officeooo:paragraph-rsid="00168da6" style:font-size-asian="12pt" style:font-size-complex="12pt"/>
    </style:style>
    <style:style style:name="P34" style:family="paragraph" style:parent-style-name="Text_20_body">
      <style:text-properties fo:color="#000000" loext:opacity="100%" fo:font-size="14pt" fo:font-style="italic" fo:font-weight="bold" officeooo:paragraph-rsid="001ec9dd" style:font-size-asian="14pt" style:font-style-asian="italic" style:font-weight-asian="bold" style:font-size-complex="14pt"/>
    </style:style>
    <style:style style:name="P35" style:family="paragraph" style:parent-style-name="Table_20_Contents">
      <style:paragraph-properties fo:text-align="justify" style:justify-single-word="false"/>
      <style:text-properties fo:color="#000000" loext:opacity="100%" fo:font-size="14pt" fo:font-style="normal" fo:font-weight="normal" officeooo:rsid="00459794" officeooo:paragraph-rsid="00459794" style:font-size-asian="14pt" style:font-style-asian="normal" style:font-weight-asian="normal" style:font-size-complex="14pt"/>
    </style:style>
    <style:style style:name="P36" style:family="paragraph" style:parent-style-name="Standard">
      <style:paragraph-properties fo:text-align="justify" style:justify-single-word="false"/>
      <style:text-properties officeooo:rsid="0040c211" officeooo:paragraph-rsid="0040c211"/>
    </style:style>
    <style:style style:name="P37" style:family="paragraph" style:parent-style-name="Text_20_body">
      <style:text-properties officeooo:rsid="0040c211" officeooo:paragraph-rsid="0040c211"/>
    </style:style>
    <style:style style:name="P38" style:family="paragraph" style:parent-style-name="Standard">
      <style:paragraph-properties fo:text-align="justify" style:justify-single-word="false"/>
      <style:text-properties officeooo:rsid="0041d9f5" officeooo:paragraph-rsid="0041d9f5"/>
    </style:style>
    <style:style style:name="P39" style:family="paragraph" style:parent-style-name="Tabla">
      <style:paragraph-properties fo:keep-with-next="always"/>
    </style:style>
    <style:style style:name="P40" style:family="paragraph" style:parent-style-name="Text_20_body">
      <style:text-properties officeooo:paragraph-rsid="0042ff61"/>
    </style:style>
    <style:style style:name="P41" style:family="paragraph" style:parent-style-name="Table_20_Contents">
      <style:paragraph-properties fo:text-align="justify" style:justify-single-word="false"/>
      <style:text-properties fo:font-size="14pt" officeooo:rsid="00462b09" officeooo:paragraph-rsid="00462b09" style:font-size-asian="14pt" style:font-size-complex="14pt"/>
    </style:style>
    <style:style style:name="P42" style:family="paragraph" style:parent-style-name="Standard" style:master-page-name="Standard">
      <style:paragraph-properties fo:text-align="center" style:justify-single-word="false" style:page-number="1"/>
      <style:text-properties fo:font-size="16pt" fo:font-weight="bold" officeooo:rsid="0038270f" officeooo:paragraph-rsid="0038270f" style:font-size-asian="16pt" style:font-weight-asian="bold" style:font-size-complex="16pt"/>
    </style:style>
    <style:style style:name="P43" style:family="paragraph" style:parent-style-name="Standard" style:list-style-name="L1">
      <style:paragraph-properties fo:line-height="150%" fo:text-align="justify" style:justify-single-word="false"/>
      <style:text-properties fo:font-size="12pt" style:font-size-asian="12pt" style:font-size-complex="12pt"/>
    </style:style>
    <style:style style:name="P44" style:family="paragraph" style:parent-style-name="Standard" style:list-style-name="L1">
      <style:paragraph-properties fo:line-height="150%" fo:text-align="justify" style:justify-single-word="false"/>
      <style:text-properties fo:font-size="12pt" officeooo:paragraph-rsid="002da135" style:font-size-asian="12pt" style:font-size-complex="12pt"/>
    </style:style>
    <style:style style:name="P45" style:family="paragraph" style:parent-style-name="Standard" style:list-style-name="L4">
      <style:paragraph-properties fo:line-height="150%" fo:text-align="justify" style:justify-single-word="false"/>
      <style:text-properties fo:font-size="12pt" officeooo:rsid="00168da6" officeooo:paragraph-rsid="00168da6" style:font-size-asian="12pt" style:font-size-complex="12pt"/>
    </style:style>
    <style:style style:name="P46" style:family="paragraph" style:parent-style-name="Standard" style:list-style-name="L4">
      <style:paragraph-properties fo:line-height="150%" fo:text-align="justify" style:justify-single-word="false"/>
      <style:text-properties fo:font-size="12pt" officeooo:rsid="00168da6" officeooo:paragraph-rsid="001ae643" style:font-size-asian="12pt" style:font-size-complex="12pt"/>
    </style:style>
    <style:style style:name="P47" style:family="paragraph" style:parent-style-name="Standard" style:list-style-name="L3">
      <style:paragraph-properties fo:line-height="150%" fo:text-align="justify" style:justify-single-word="false"/>
      <style:text-properties officeooo:paragraph-rsid="00158df4"/>
    </style:style>
    <style:style style:name="P48" style:family="paragraph" style:parent-style-name="Standard" style:list-style-name="L4">
      <style:paragraph-properties fo:line-height="150%" fo:text-align="justify" style:justify-single-word="false"/>
    </style:style>
    <style:style style:name="P49" style:family="paragraph" style:parent-style-name="Standard" style:list-style-name="L4">
      <style:paragraph-properties fo:line-height="150%" fo:text-align="justify" style:justify-single-word="false"/>
      <style:text-properties officeooo:paragraph-rsid="001ae643"/>
    </style:style>
    <style:style style:name="P50" style:family="paragraph" style:parent-style-name="Text_20_body" style:list-style-name="L2">
      <style:text-properties officeooo:rsid="0042ff61" officeooo:paragraph-rsid="0042ff61"/>
    </style:style>
    <style:style style:name="P5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AR PL KaitiM GB"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AR PL KaitiM GB"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AR PL KaitiM GB"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4" style:family="paragraph">
      <loext:graphic-properties draw:fill="solid"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AR PL KaitiM GB"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12pt" officeooo:rsid="00168da6" style:font-size-asian="12pt" style:font-size-complex="12pt"/>
    </style:style>
    <style:style style:name="T3" style:family="text">
      <style:text-properties fo:font-size="12pt" officeooo:rsid="00158df4" style:font-size-asian="12pt" style:font-size-complex="12pt"/>
    </style:style>
    <style:style style:name="T4" style:family="text">
      <style:text-properties fo:font-size="12pt" officeooo:rsid="0021e014" style:font-size-asian="12pt" style:font-size-complex="12pt"/>
    </style:style>
    <style:style style:name="T5" style:family="text">
      <style:text-properties fo:font-size="12pt" officeooo:rsid="0017d0b7" style:font-size-asian="12pt" style:font-size-complex="12pt"/>
    </style:style>
    <style:style style:name="T6" style:family="text">
      <style:text-properties fo:font-size="12pt" officeooo:rsid="000d66d1" style:font-size-asian="12pt" style:font-size-complex="12pt"/>
    </style:style>
    <style:style style:name="T7" style:family="text">
      <style:text-properties fo:font-size="12pt" officeooo:rsid="002a496c" style:font-size-asian="12pt" style:font-size-complex="12pt"/>
    </style:style>
    <style:style style:name="T8" style:family="text">
      <style:text-properties fo:font-size="12pt" officeooo:rsid="0043026d" style:font-size-asian="12pt" style:font-size-complex="12pt"/>
    </style:style>
    <style:style style:name="T9" style:family="text">
      <style:text-properties fo:font-size="12pt" officeooo:rsid="00462b09" style:font-size-asian="12pt" style:font-size-complex="12pt"/>
    </style:style>
    <style:style style:name="T10" style:family="text">
      <style:text-properties fo:font-size="12pt" fo:font-style="italic" officeooo:rsid="000d66d1" style:font-size-asian="12pt" style:font-style-asian="italic" style:font-size-complex="12pt" style:font-style-complex="italic"/>
    </style:style>
    <style:style style:name="T11" style:family="text">
      <style:text-properties fo:font-size="12pt" fo:font-style="italic" officeooo:rsid="00237a58" style:font-size-asian="12pt" style:font-style-asian="italic" style:font-size-complex="12pt" style:font-style-complex="italic"/>
    </style:style>
    <style:style style:name="T12" style:family="text">
      <style:text-properties officeooo:rsid="00177033"/>
    </style:style>
    <style:style style:name="T13" style:family="text">
      <style:text-properties officeooo:rsid="00237a58"/>
    </style:style>
    <style:style style:name="T14" style:family="text">
      <style:text-properties fo:color="#000000" loext:opacity="100%" fo:font-size="12pt" fo:font-style="normal" fo:font-weight="normal" officeooo:rsid="00263a5d" style:font-size-asian="12pt" style:font-style-asian="normal" style:font-weight-asian="normal" style:font-size-complex="12pt"/>
    </style:style>
    <style:style style:name="T15" style:family="text">
      <style:text-properties fo:color="#000000" loext:opacity="100%" fo:font-size="12pt" fo:font-style="normal" fo:font-weight="normal" officeooo:rsid="001432df" style:font-size-asian="12pt" style:font-style-asian="normal" style:font-weight-asian="normal" style:font-size-complex="12pt"/>
    </style:style>
    <style:style style:name="T16" style:family="text">
      <style:text-properties fo:color="#000000" loext:opacity="100%" fo:font-size="12pt" fo:font-style="normal" fo:font-weight="normal" officeooo:rsid="0027c432" style:font-size-asian="12pt" style:font-style-asian="normal" style:font-weight-asian="normal" style:font-size-complex="12pt"/>
    </style:style>
    <style:style style:name="T17" style:family="text">
      <style:text-properties fo:color="#000000" loext:opacity="100%" fo:font-size="12pt" fo:font-style="normal" fo:font-weight="normal" officeooo:rsid="0038270f" style:font-size-asian="12pt" style:font-style-asian="normal" style:font-weight-asian="normal" style:font-size-complex="12pt"/>
    </style:style>
    <style:style style:name="T18" style:family="text">
      <style:text-properties fo:color="#000000" loext:opacity="100%" fo:font-size="12pt" fo:font-style="normal" fo:font-weight="normal" officeooo:rsid="0040232c" style:font-size-asian="12pt" style:font-style-asian="normal" style:font-weight-asian="normal" style:font-size-complex="12pt"/>
    </style:style>
    <style:style style:name="T19" style:family="text">
      <style:text-properties fo:color="#000000" loext:opacity="100%" fo:font-size="12pt" fo:font-style="normal" fo:font-weight="normal" officeooo:rsid="0040c211" style:font-size-asian="12pt" style:font-style-asian="normal" style:font-weight-asian="normal" style:font-size-complex="12pt"/>
    </style:style>
    <style:style style:name="T20" style:family="text">
      <style:text-properties officeooo:rsid="002a496c"/>
    </style:style>
    <style:style style:name="T21" style:family="text">
      <style:text-properties fo:font-weight="bold" style:font-weight-asian="bold" style:font-weight-complex="bold"/>
    </style:style>
    <style:style style:name="T22" style:family="text">
      <style:text-properties fo:font-weight="bold" officeooo:rsid="00456c4f" style:font-weight-asian="bold" style:font-weight-complex="bold"/>
    </style:style>
    <style:style style:name="T23" style:family="text">
      <style:text-properties officeooo:rsid="0040c211"/>
    </style:style>
    <style:style style:name="T24" style:family="text">
      <style:text-properties officeooo:rsid="0041d9f5"/>
    </style:style>
    <style:style style:name="T25" style:family="text">
      <style:text-properties officeooo:rsid="0042ff61"/>
    </style:style>
    <style:style style:name="T26" style:family="text">
      <style:text-properties officeooo:rsid="00456c4f" style:font-weight-complex="normal"/>
    </style:style>
    <style:style style:name="T27" style:family="text">
      <style:text-properties officeooo:rsid="00459794"/>
    </style:style>
    <style:style style:name="T28" style:family="text">
      <style:text-properties officeooo:rsid="00462b09"/>
    </style:style>
    <style:style style:name="T2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AR PL KaitiM GB"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0" style:family="text"/>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tyle:writing-mode="lr-tb"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04cm" fo:min-width="2.353cm" fo:padding-top="0.125cm" fo:padding-bottom="0.125cm" fo:padding-left="0.25cm" fo:padding-right="0.25cm" draw:shadow="hidden" draw:shadow-offset-x="0.199cm" draw:shadow-offset-y="0.199cm" draw:shadow-color="#808080" style:writing-mode="lr-tb"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04cm" fo:min-width="2.355cm" fo:padding-top="0.125cm" fo:padding-bottom="0.125cm" fo:padding-left="0.25cm" fo:padding-right="0.25cm" draw:shadow="hidden" draw:shadow-offset-x="0.199cm" draw:shadow-offset-y="0.199cm" draw:shadow-color="#808080" style:writing-mode="lr-tb"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04cm" fo:min-width="2.856cm" fo:padding-top="0.125cm" fo:padding-bottom="0.125cm" fo:padding-left="0.25cm" fo:padding-right="0.25cm" draw:shadow="hidden" draw:shadow-offset-x="0.199cm" draw:shadow-offset-y="0.199cm" draw:shadow-color="#808080" style:writing-mode="lr-tb"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la"/>
      </text:sequence-decls>
      <text:p text:style-name="P42"><text:span text:style-name="T20">A</text:span>nálisis de un <text:s/>lenguaje loco</text:p>
      <text:p text:style-name="P14">Curso Compiladores e Interpretes</text:p>
      <text:p text:style-name="P15">Especificación de Proyecto</text:p>
      <text:p text:style-name="P15"/>
      <text:p text:style-name="P20">por <text:s/>Aurelio Sanabria</text:p>
      <text:p text:style-name="P7"/>
      <text:p text:style-name="P1"/>
      <text:p text:style-name="P2">Motivación</text:p>
      <text:p text:style-name="P36">Ya casi terminamos el curso <text:span text:style-name="T24">y nos queda el poco para terminar la implementación de nuestros lenguajes de programación. En esta etapa vamos a trabajar </text:span><text:span text:style-name="T25">recorriendo el árbol decorado de sintaxis abstracta (</text:span><text:span text:style-name="T24">ASA</text:span><text:span text:style-name="T25">) y utilizaremos la implementación del patrón Visitante para generar el código fuente.</text:span></text:p>
      <text:p text:style-name="P36"/>
      <text:p text:style-name="P38">Esta etapa nos permite <text:span text:style-name="T25">escribir código fuente en diferentes formas: Python, CASAMA o Ensamblador… digamos potencialmente por que solo vamos a generar código Python (respiren profundo… )</text:span></text:p>
      <text:p text:style-name="P38"/>
      <text:p text:style-name="P2">Objetivos Formativos</text:p>
      <text:p text:style-name="P22"/>
      <text:p text:style-name="P18"><text:span text:style-name="T5">E</text:span><text:span text:style-name="T6">l presente proyecto tiene correspondencia con los siguientes objetivos específicos establecidos en el programa del curso de </text:span><text:span text:style-name="T11">Compiladores e interpretes</text:span><text:span text:style-name="T10"> </text:span><text:span text:style-name="T6">(presentado al inicio del semestre):</text:span></text:p>
      <text:p text:style-name="P8"/>
      <text:list text:style-name="L1">
        <text:list-item>
          <text:p text:style-name="P43">1. identificar los principales problemas relacionados con la implementación de lenguajes de programación</text:p>
        </text:list-item>
        <text:list-item>
          <text:p text:style-name="P44">2. Comprender principios y métodos para implementar lenguajes de programación</text:p>
        </text:list-item>
      </text:list>
      <text:p text:style-name="P21"/>
      <text:p text:style-name="P3"><text:span text:style-name="T13">E</text:span>specificación del proyecto</text:p>
      <text:p text:style-name="P40">Se debe implementar <text:s/><text:span text:style-name="T23">el </text:span><text:span text:style-name="T25">generador de código</text:span><text:span text:style-name="T23"> que analiza el ASA y </text:span><text:span text:style-name="T25">escribe un archivo de código python</text:span><text:span text:style-name="T23">, este se implementará siguiendo el patrón de diseño Visitante. Recuerden que deben modularizar el proyecto para evitar el copy/paste de código, apliquen su mejor criterio para el diseño.</text:span> </text:p>
      <text:p text:style-name="P40"><text:span text:style-name="T23">El </text:span><text:span text:style-name="T25">Generador</text:span><text:span text:style-name="T23"> debe </text:span><text:span text:style-name="T25">brindar como resultado un archivo de python que pueda ser ejecutado por un interprete de python 3.8 o superior.</text:span><text:span text:style-name="T23"> </text:span><text:span text:style-name="T25">Los entregables incluiran:</text:span></text:p>
      <text:list text:style-name="L2">
        <text:list-item>
          <text:p text:style-name="P50">Transpilador que genere código python</text:p>
        </text:list-item>
        <text:list-item>
          <text:p text:style-name="P50">Una tarea programada escrita en su lenguaje de programación que se pueda ejecutar y ver funcionando (Se recomienda una carrera de caracoles o un amigo-enemigo)</text:p>
        </text:list-item>
        <text:list-item>
          <text:p text:style-name="P50">Documento formal con lecciones aprendidas y conclusiones del semestre.</text:p>
        </text:list-item>
      </text:list>
      <text:p text:style-name="P40"><text:soft-page-break/></text:p>
      <text:p text:style-name="P37">Finalmente el proyecto debe integrarse con las otras partes del proyecto.</text:p>
      <text:p text:style-name="P37"/>
      <text:p text:style-name="P34">Metodología</text:p>
      <text:p text:style-name="P16"><text:span text:style-name="T18">Tomen el tiempo para considerar el proyecto de manera integral, considere el lenguaje y sus puntos fuertes y cómo se podría implementar…</text:span><text:span text:style-name="T15"> </text:span><text:span text:style-name="T18">Puede resultar del análisis que tengan que adaptar el lenguaje. El que surjan problemas es normal y el proyecto evaluará el cómo trabajen esos problemas no solo el resultado del mismo.</text:span><text:span text:style-name="T15"> </text:span><text:span text:style-name="T14"><text:s/></text:span><text:span text:style-name="T16">Adicionalmente se puede seguir una estructura por etapas tal como se sugiere en la Figura 1.</text:span></text:p>
      <text:p text:style-name="P27"/>
      <text:p text:style-name="P27"><draw:frame draw:style-name="fr1" draw:name="Frame2" text:anchor-type="paragraph" svg:x="-0.215cm" svg:y="0.155cm" svg:width="18.854cm" draw:z-index="0"><draw:text-box fo:min-height="2.508cm"><text:p text:style-name="Figura"><draw:g text:anchor-type="paragraph" draw:z-index="1" draw:name="Shape1" draw:style-name="gr1"><draw:custom-shape draw:style-name="gr2" draw:text-style-name="P52" xml:id="id1" draw:id="id1" svg:width="2.999cm" svg:height="1.5cm" svg:x="0.002cm" svg:y="0.501cm"><text:p text:style-name="P51"><text:span text:style-name="T29">Revisar la</text:span></text:p><text:p text:style-name="P51"><text:span text:style-name="T29">gramátic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54" xml:id="id3" draw:id="id3" svg:width="2.999cm" svg:height="1.5cm" svg:x="7.802cm" svg:y="0.501cm"><text:p text:style-name="P53"><text:span text:style-name="T29">Implementar</text:span></text:p><text:p text:style-name="P53"><text:span text:style-name="T29">la progr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4" xml:id="id4" draw:id="id4" svg:width="3.001cm" svg:height="1.5cm" svg:x="11.7cm" svg:y="0.501cm"><text:p text:style-name="P53"><text:span text:style-name="T29">Ejecutar</text:span></text:p><text:p text:style-name="P53"><text:span text:style-name="T29">prueba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4" xml:id="id5" draw:id="id5" svg:width="3.502cm" svg:height="1.5cm" svg:x="15.35cm" svg:y="0.55cm"><text:p text:style-name="P53"><text:span text:style-name="T29">Preparar el</text:span></text:p><text:p text:style-name="P53"><text:span text:style-name="T29">document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52" xml:id="id2" draw:id="id2" svg:width="2.999cm" svg:height="1.5cm" svg:x="3.902cm" svg:y="0.501cm"><text:p text:style-name="P51"><text:span text:style-name="T29">Implementar el</text:span></text:p><text:p text:style-name="P51"><text:span text:style-name="T29">generad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55" svg:x1="3.001cm" svg:y1="1.251cm" svg:x2="3.903cm" svg:y2="1.251cm" draw:start-shape="id1" draw:start-glue-point="1" draw:end-shape="id2" draw:end-glue-point="3" svg:d="M3001 1251h902" svg:viewBox="0 0 903 2"><text:p/></draw:connector><draw:connector draw:style-name="gr5" draw:text-style-name="P55" svg:x1="6.901cm" svg:y1="1.251cm" svg:x2="7.803cm" svg:y2="1.251cm" draw:start-shape="id2" draw:start-glue-point="1" draw:end-shape="id3" draw:end-glue-point="3" svg:d="M6901 1251h902" svg:viewBox="0 0 903 2"><text:p/></draw:connector><draw:connector draw:style-name="gr5" draw:text-style-name="P55" svg:x1="10.801cm" svg:y1="1.251cm" svg:x2="11.701cm" svg:y2="1.251cm" draw:start-shape="id3" draw:start-glue-point="1" draw:end-shape="id4" draw:end-glue-point="3" svg:d="M10801 1251h900" svg:viewBox="0 0 901 2"><text:p/></draw:connector><draw:connector draw:style-name="gr5" draw:text-style-name="P55" svg:x1="14.7cm" svg:y1="1.251cm" svg:x2="15.349cm" svg:y2="1.3cm" draw:start-shape="id4" draw:start-glue-point="1" draw:end-shape="id5" draw:end-glue-point="3" svg:d="M14700 1251h325v49h324" svg:viewBox="0 0 651 51"><text:p/></draw:connector><draw:connector draw:style-name="gr5" draw:text-style-name="P55" svg:x1="17.099cm" svg:y1="0.55cm" svg:x2="1.501cm" svg:y2="0.501cm" draw:start-shape="id5" draw:start-glue-point="0" draw:end-shape="id1" draw:end-glue-point="0" svg:d="M17099 550v-550h-15598v501" svg:viewBox="0 0 15600 552"><text:p/></draw:connector><draw:connector draw:style-name="gr5" draw:text-style-name="P55" svg:x1="5.401cm" svg:y1="2cm" svg:x2="1.501cm" svg:y2="2cm" draw:start-shape="id2" draw:start-glue-point="2" draw:end-shape="id1" draw:end-glue-point="2" svg:d="M5401 2000v503h-3900v-503" svg:viewBox="0 0 3902 504"><text:p/></draw:connector><draw:connector draw:style-name="gr5" draw:text-style-name="P55" svg:x1="13.199cm" svg:y1="2cm" svg:x2="1.501cm" svg:y2="2cm" draw:start-shape="id4" draw:start-glue-point="2" draw:end-shape="id1" svg:d="M13199 2000v503h-11698v-503" svg:viewBox="0 0 11700 504"><text:p/></draw:connector></draw:g>Figura <text:sequence text:ref-name="refFigura0" text:name="Figura" text:formula="ooow:Figura+1" style:num-format="1">1</text:sequence>: Propuesta de etapas de desarrollo</text:p></draw:text-box></draw:frame></text:p>
      <text:p text:style-name="P27"/>
      <text:p text:style-name="P27"/>
      <text:p text:style-name="P27"/>
      <text:p text:style-name="P30"/>
      <text:p text:style-name="P31"/>
      <text:p text:style-name="P17"><text:span text:style-name="T18">Utilicen su mejor criterio para establecer las particularidades de implementación del proyecto, </text:span><text:span text:style-name="T19">el criterio propio y una visión crítica del proyecto vale más que un proyecto impoluto.</text:span></text:p>
      <text:p text:style-name="P28"/>
      <text:p text:style-name="P2">Rúbrica</text:p>
      <text:p text:style-name="P19"><text:span text:style-name="T15">El proyecto se calificará de cuerdo a rubros expuestos en la tabla 1, la columna “Descripción” expone los criterios de excelencia para cada rubro, cada rubro se calificará de acuerdo a lo designado en la Tabla 2. Estos rubros serán </text:span><text:span text:style-name="T17">planteados y negociados </text:span><text:span text:style-name="T15"><text:s/>en clase.</text:span></text:p>
      <text:p text:style-name="P29"/>
      <text:p text:style-name="P29"/>
      <text:p text:style-name="P29"/>
      <text:p text:style-name="P29"/>
      <text:p text:style-name="P29"/>
      <text:p text:style-name="P29"/>
      <text:p text:style-name="P39"><text:soft-page-break/>Tabla <text:sequence text:ref-name="refTabla0" text:name="Tabla" text:formula="ooow:Tabla+1" style:num-format="1">1</text:sequence>: Rubros de calificación</text:p>
      <table:table table:name="Table2" table:style-name="Table2">
        <table:table-column table:style-name="Table2.A"/>
        <table:table-column table:style-name="Table2.B"/>
        <table:table-column table:style-name="Table2.C"/>
        <table:table-row>
          <table:table-cell table:style-name="Table2.A1" office:value-type="string">
            <text:p text:style-name="P4">Rubro</text:p>
          </table:table-cell>
          <table:table-cell table:style-name="Table2.A1" office:value-type="string">
            <text:p text:style-name="P4">Descripción</text:p>
          </table:table-cell>
          <table:table-cell table:style-name="Table2.C1" office:value-type="string">
            <text:p text:style-name="P6">Puntos</text:p>
          </table:table-cell>
        </table:table-row>
        <table:table-row>
          <table:table-cell table:style-name="Table2.A2" office:value-type="string">
            <text:p text:style-name="Standard">Generador de código</text:p>
          </table:table-cell>
          <table:table-cell table:style-name="Table2.A2" office:value-type="string">
            <text:p text:style-name="Standard">Debe generar código basado en los ejemplos provistos para el verificador.</text:p>
          </table:table-cell>
          <table:table-cell table:style-name="Table2.C2" office:value-type="string">
            <text:p text:style-name="P12">20</text:p>
          </table:table-cell>
        </table:table-row>
        <table:table-row>
          <table:table-cell table:style-name="Table2.A2" office:value-type="string">
            <text:p text:style-name="Standard">Proyecto programado en su lenguaje</text:p>
          </table:table-cell>
          <table:table-cell table:style-name="Table2.A2" office:value-type="string">
            <text:p text:style-name="Standard">Deben implementar un programa en su lenguaje, algo muy sencillo pero que tenga cierto nivel de usabilidad. No se tomará en cuenta en este apartado los ejemplos ya utilizados para los otros proyectos.</text:p>
          </table:table-cell>
          <table:table-cell table:style-name="Table2.C2" office:value-type="string">
            <text:p text:style-name="P41">15</text:p>
          </table:table-cell>
        </table:table-row>
        <table:table-row>
          <table:table-cell table:style-name="Table2.A2" office:value-type="string">
            <text:p text:style-name="Standard">Documento</text:p>
          </table:table-cell>
          <table:table-cell table:style-name="Table2.A2" office:value-type="string">
            <text:p text:style-name="P32">En un documento formal con:</text:p>
            <text:p text:style-name="P32"><text:span text:style-name="T21">- Portada</text:span> (<text:a xlink:type="simple" xlink:href="https://www.tec.ac.cr/sites/default/files/media/doc/requisitos_trabajos_finales_graduacion.pdf" text:style-name="Internet_20_link" text:visited-style-name="Visited_20_Internet_20_Link">Trabajos finales de graduación</text:a>)</text:p>
            <text:p text:style-name="P32">- <text:span text:style-name="T21">Justificación:</text:span> Se describe el programa y lo que motiva su construcción. Se busca que sean críticos y expongan su propio criterio, y recuerden que no se vale solo hacer copiar/pegar de la justificación de este documento.</text:p>
            <text:p text:style-name="P32">- <text:span text:style-name="T21">Lecciones aprendidas:</text:span> Considerando no solo lo técnico y la programación sino también el contexto de la aplicación. Se buscan que sean críticos y expongan opiniones propias. Acá no se evaluá si sus opiniones están fundamentadas o son ocurrencias por llenar campo en el documento (Al menos 3) <text:span text:style-name="T27">y deben ser del proyecto del transpilador de forma global.</text:span></text:p>
            <text:p text:style-name="P32">- <text:span text:style-name="T22">Memazos: </text:span><text:span text:style-name="T26">Incluye los memes aunque se califican en otra sección</text:span></text:p>
          </table:table-cell>
          <table:table-cell table:style-name="Table2.C2" office:value-type="string">
            <text:p text:style-name="P35">10</text:p>
          </table:table-cell>
        </table:table-row>
        <table:table-row>
          <table:table-cell table:style-name="Table2.A2" office:value-type="string">
            <text:p text:style-name="Standard">Demostración y discusión</text:p>
          </table:table-cell>
          <table:table-cell table:style-name="Table2.A2" office:value-type="string">
            <text:p text:style-name="Standard">Cada integrante debe contribuir a demostrar la funcionalidad de su proyecto. Puede explicar distintas secciones u estrategias utilizadas en el desarrollo del proyecto, dificultades y ventajas de la implementación seguida.</text:p>
            <text:p text:style-name="Standard"/>
            <text:p text:style-name="Standard">Deben preparar la demostración y repasar su proyecto previo a la misma. Se penalizará con la mitad del puntaje respuestas tales cómo: “Ya no me acuerdo”, “¿cómo era esto?”, “Esto no me tocó a mí”. <text:s/>Se espera de ustedes una presentación formal y profesional de su trabajo (Si ya llevaron comunicación oral… implementen lo que aprendieron, caso contrario… hora de investigar).</text:p>
          </table:table-cell>
          <table:table-cell table:style-name="Table2.C2" office:value-type="string">
            <text:p text:style-name="P41">20</text:p>
          </table:table-cell>
        </table:table-row>
        <table:table-row>
          <table:table-cell table:style-name="Table2.A2" office:value-type="string">
            <text:p text:style-name="Standard">Calidad de código</text:p>
          </table:table-cell>
          <table:table-cell table:style-name="Table2.A2" office:value-type="string">
            <text:p text:style-name="Standard">Cumple con buenas prácticas de programación para el lenguaje python, se toma en cuenta el pep-8 y el manejo de un linter integrado al ambiente de programación utilizado por el grupo. <text:s/>Además el git cuenta con todos la última versión del código fuente.</text:p>
          </table:table-cell>
          <table:table-cell table:style-name="Table2.C2" office:value-type="string">
            <text:p text:style-name="P13">5</text:p>
          </table:table-cell>
        </table:table-row>
        <table:table-row table:style-name="Table2.7">
          <table:table-cell table:style-name="Table2.A2" office:value-type="string">
            <text:p text:style-name="Standard">Memazos</text:p>
          </table:table-cell>
          <table:table-cell table:style-name="Table2.A2" office:value-type="string">
            <text:p text:style-name="Standard">Introspección realizada por cada integrante del equipo. Esta hace referencia a aspectos humanos y personales de cada unx, se incluye factores que afectaron su desempeño, carga académica, estrategias personales que fallaron o que funcionaron bien. Puede de expresarlo mediante una colección de al menos <text:span text:style-name="T27">2</text:span> memes.</text:p>
          </table:table-cell>
          <table:table-cell table:style-name="Table2.C2" office:value-type="string">
            <text:p text:style-name="P41">5</text:p>
          </table:table-cell>
        </table:table-row>
        <table:table-row table:style-name="Table2.7">
          <table:table-cell table:style-name="Table2.A2" office:value-type="string">
            <text:p text:style-name="Standard">Video</text:p>
          </table:table-cell>
          <table:table-cell table:style-name="Table2.A2" office:value-type="string">
            <text:p text:style-name="Standard">Se genera un video explicando el transpilador y principalmente el lenguaje, este debe ser ameno y hacer una revisión crítica de su propio lenguaje. Puntos fuertes y débiles.<text:line-break/><text:line-break/><text:span text:style-name="T27">Este se debe enviar como un archivo en formato mkv.</text:span></text:p>
          </table:table-cell>
          <table:table-cell table:style-name="Table2.C2" office:value-type="string">
            <text:p text:style-name="P13">25</text:p>
          </table:table-cell>
        </table:table-row>
      </table:table>
      <text:p text:style-name="P10"/>
      <text:p text:style-name="P39"><text:soft-page-break/>Tabla <text:sequence text:ref-name="refTabla1" text:name="Tabla" text:formula="ooow:Tabla+1" style:num-format="1">2</text:sequence>: Distribución de puntos por calificación</text:p>
      <table:table table:name="Table3" table:style-name="Table3">
        <table:table-column table:style-name="Table3.A" table:number-columns-repeated="5"/>
        <table:table-row>
          <table:table-cell table:style-name="Table3.A1" office:value-type="string">
            <text:p text:style-name="P4">Excelente</text:p>
          </table:table-cell>
          <table:table-cell table:style-name="Table3.A1" office:value-type="string">
            <text:p text:style-name="P5">Bueno</text:p>
          </table:table-cell>
          <table:table-cell table:style-name="Table3.A1" office:value-type="string">
            <text:p text:style-name="P4">Regular</text:p>
          </table:table-cell>
          <table:table-cell table:style-name="Table3.A1" office:value-type="string">
            <text:p text:style-name="P4">Malo</text:p>
          </table:table-cell>
          <table:table-cell table:style-name="Table3.E1" office:value-type="string">
            <text:p text:style-name="P4">Deficiente</text:p>
          </table:table-cell>
        </table:table-row>
        <table:table-row>
          <table:table-cell table:style-name="Table3.A2" office:value-type="string">
            <text:p text:style-name="P11">5 puntos</text:p>
          </table:table-cell>
          <table:table-cell table:style-name="Table3.A2" office:value-type="string">
            <text:p text:style-name="P11">4 puntos</text:p>
          </table:table-cell>
          <table:table-cell table:style-name="Table3.A2" office:value-type="string">
            <text:p text:style-name="P11">3 puntos</text:p>
          </table:table-cell>
          <table:table-cell table:style-name="Table3.A2" office:value-type="string">
            <text:p text:style-name="P11">2 puntos</text:p>
          </table:table-cell>
          <table:table-cell table:style-name="Table3.E2" office:value-type="string">
            <text:p text:style-name="P11">1 punto</text:p>
          </table:table-cell>
        </table:table-row>
      </table:table>
      <text:p text:style-name="P2"/>
      <text:p text:style-name="P2">Estimación de tiempo</text:p>
      <text:list text:style-name="L3">
        <text:list-item>
          <text:p text:style-name="P47"><text:span text:style-name="T3">Este proyecto será </text:span><text:span text:style-name="T4">en grupos de 5 personas</text:span></text:p>
        </text:list-item>
      </text:list>
      <text:p text:style-name="P25"/>
      <text:p text:style-name="P24">El profe cree más o menos que ustedes puede que duren más o menos la siguiente cantidad de tiempo: </text:p>
      <text:p text:style-name="P24"/>
      <table:table table:name="Table6" table:style-name="Table6">
        <table:table-column table:style-name="Table6.A"/>
        <table:table-column table:style-name="Table6.B"/>
        <table:table-row>
          <table:table-cell table:style-name="Table6.A1" office:value-type="string">
            <text:p text:style-name="P26">Rubro</text:p>
          </table:table-cell>
          <table:table-cell table:style-name="Table6.B1" office:value-type="string">
            <text:p text:style-name="P26">Horas</text:p>
          </table:table-cell>
        </table:table-row>
        <table:table-row>
          <table:table-cell table:style-name="Table6.A2" office:value-type="string">
            <text:p text:style-name="P23">Implementación del patrón visitante</text:p>
          </table:table-cell>
          <table:table-cell table:style-name="Table6.B2" office:value-type="string">
            <text:p text:style-name="P23">5</text:p>
          </table:table-cell>
        </table:table-row>
        <table:table-row>
          <table:table-cell table:style-name="Table6.A2" office:value-type="string">
            <text:p text:style-name="P23">Implementación de la progra</text:p>
          </table:table-cell>
          <table:table-cell table:style-name="Table6.B2" office:value-type="string">
            <text:p text:style-name="P23">5</text:p>
          </table:table-cell>
        </table:table-row>
        <table:table-row>
          <table:table-cell table:style-name="Table6.A2" office:value-type="string">
            <text:p text:style-name="P23">Generar los memazos</text:p>
          </table:table-cell>
          <table:table-cell table:style-name="Table6.B2" office:value-type="string">
            <text:p text:style-name="P23">2</text:p>
          </table:table-cell>
        </table:table-row>
        <table:table-row>
          <table:table-cell table:style-name="Table6.A2" office:value-type="string">
            <text:p text:style-name="P23">Crear el documento y las lecciones aprendidas</text:p>
          </table:table-cell>
          <table:table-cell table:style-name="Table6.B2" office:value-type="string">
            <text:p text:style-name="P23">2</text:p>
          </table:table-cell>
        </table:table-row>
      </table:table>
      <text:p text:style-name="P24"/>
      <text:p text:style-name="P33">Los estimados NO son precis<text:span text:style-name="T20">o</text:span>s, <text:span text:style-name="T12">puede que les tome más o menos tiempo</text:span>, pero les dan una idea para ayudarse a distribuir el tiempo. Recuerden que tiene otros cursos con los que cumplir.</text:p>
      <text:p text:style-name="P9"/>
      <text:p text:style-name="P2">Aspectos Generales</text:p>
      <text:list text:style-name="L4">
        <text:list-item>
          <text:p text:style-name="P48"><text:span text:style-name="T1">Canal de entrega: </text:span><text:span text:style-name="T2">Se enviarán al correo aurelio.itcr@gmail.com con el asunto el el formato de clase → [202</text:span><text:span text:style-name="T9">3</text:span><text:span text:style-name="T2"> </text:span><text:span text:style-name="T4">I</text:span><text:span text:style-name="T2">IS][</text:span><text:span text:style-name="T4">Compi</text:span><text:span text:style-name="T2">][P</text:span><text:span text:style-name="T4">royecto</text:span><text:span text:style-name="T2"> </text:span><text:span text:style-name="T8">Final</text:span><text:span text:style-name="T2">] </text:span><text:span text:style-name="T7">Grupo #__</text:span></text:p>
        </text:list-item>
        <text:list-item>
          <text:p text:style-name="P45">Los trabajos de entrega tardía no se calificarán.</text:p>
        </text:list-item>
        <text:list-item>
          <text:p text:style-name="P45">Se aclararán dudas sobre la progra vía Telegram.</text:p>
        </text:list-item>
        <text:list-item>
          <text:p text:style-name="P46">Pueden solicitar que en clase sincrónica se reserve un espacio para hablar de la progra.</text:p>
        </text:list-item>
        <text:list-item>
          <text:p text:style-name="P49"><text:span text:style-name="T4">P</text:span><text:span text:style-name="T2">ueden debatir con otros </text:span><text:span text:style-name="T4">grupos</text:span><text:span text:style-name="T2"> sobre posibles formas de resolver los problemas pero las implementaciones deben ser realizadas de forma </text:span><text:span text:style-name="T4">independiente entre grupos</text:span><text:span text:style-name="T2"> pues deben estar preparados para defender su trabajo durante una revisió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onsolas" svg:font-family="Consolas" style:font-family-generic="roman"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C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Text_20_body" style:next-style-name="Text_20_body" style:default-outline-level=""/>
    <style:style style:name="Source_20_Code" style:display-name="Source Code" style:family="paragraph" style:parent-style-name="Standard"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Image_20_Caption" style:display-name="Image Caption" style:family="paragraph" style:parent-style-name="Caption" style:default-outline-level=""/>
    <style:style style:name="Compact" style:family="paragraph" style:parent-style-name="Text_20_body" style:default-outline-level="">
      <style:paragraph-properties fo:margin-top="0.064cm" fo:margin-bottom="0.064cm" style:contextual-spacing="false"/>
    </style:style>
    <style:style style:name="Drawing" style:family="paragraph" style:parent-style-name="Caption" style:class="extra"/>
    <style:style style:name="Tabla"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loext:opacity="100%" fo:font-style="italic" style:font-style-asian="italic"/>
    </style:style>
    <style:style style:name="ImportTok" style:family="text" style:parent-style-name="Verbatim_20_Char"/>
    <style:style style:name="NormalTok" style:family="text" style:parent-style-name="Verbatim_20_Char"/>
    <style:style style:name="Keyword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StringTok" style:family="text" style:parent-style-name="Verbatim_20_Char">
      <style:text-properties fo:color="#4070a0" loext:opacity="100%"/>
    </style:style>
    <style:style style:name="BuiltInTok" style:family="text" style:parent-style-name="Verbatim_20_Char"/>
    <style:style style:name="ControlFlowTok" style:family="text" style:parent-style-name="Verbatim_20_Char">
      <style:text-properties fo:color="#007020" loext:opacity="100%" fo:font-weight="bold" style:font-weight-asian="bold"/>
    </style:style>
    <style:style style:name="DecValTok" style:family="text" style:parent-style-name="Verbatim_20_Char">
      <style:text-properties fo:color="#40a070" loext:opacity="1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number text:level="1"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8.89cm" fo:text-indent="-0.847cm" fo:margin-left="9.73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0.16cm" fo:text-indent="-0.847cm" fo:margin-left="11.0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6">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7">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8">
      <text:list-level-style-bullet text:level="1" loext:num-list-format="%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bullet text:level="8" loext:num-list-format="%8%–" style:num-suffix="–" text:bullet-char="–">
        <style:list-level-properties text:list-level-position-and-space-mode="label-alignment">
          <style:list-level-label-alignment text:label-followed-by="listtab" text:list-tab-stop-position="8.89cm" fo:text-indent="-0.847cm" fo:margin-left="9.737cm"/>
        </style:list-level-properties>
      </text:list-level-style-bullet>
      <text:list-level-style-bullet text:level="9" loext:num-list-format="%9%•" style:num-suffix="•" text:bullet-char="•">
        <style:list-level-properties text:list-level-position-and-space-mode="label-alignment">
          <style:list-level-label-alignment text:label-followed-by="listtab" text:list-tab-stop-position="10.16cm" fo:text-indent="-0.847cm" fo:margin-left="11.00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1$Linux_X86_64 LibreOffice_project/50$Build-1</meta:generator>
    <dc:date>2023-11-07T12:21:41.719934109</dc:date>
    <meta:editing-duration>PT4H25M19S</meta:editing-duration>
    <meta:editing-cycles>44</meta:editing-cycles>
    <meta:document-statistic meta:table-count="3" meta:image-count="0" meta:object-count="0" meta:page-count="4" meta:paragraph-count="85" meta:word-count="1032" meta:character-count="6462" meta:non-whitespace-character-count="5516"/>
  </office:meta>
</office:document-meta>
</file>